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9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408cm" fo:min-width="2cm"/>
      <style:paragraph-properties style:writing-mode="lr-tb"/>
    </style:style>
    <style:style style:name="gr30" style:family="graphic" style:parent-style-name="Graphic">
      <style:graphic-properties draw:fill-color="#ffff38" draw:textarea-horizontal-align="justify" draw:textarea-vertical-align="middle" draw:auto-grow-height="false" fo:min-height="1.852cm" fo:min-width="5.556cm" fo:wrap-option="wrap"/>
      <style:paragraph-properties style:writing-mode="lr-tb"/>
    </style:style>
    <style:style style:name="gr31" style:family="graphic" style:parent-style-name="standard">
      <style:graphic-properties draw:fill="gradient" draw:fill-gradient-name="Gradient_20_27" draw:textarea-horizontal-align="justify" draw:textarea-vertical-align="middle" draw:auto-grow-height="false" fo:min-height="0.408cm" fo:min-width="2cm"/>
      <style:paragraph-properties style:writing-mode="lr-tb"/>
    </style:style>
    <style:style style:name="gr32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33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5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6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7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8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9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40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41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42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3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4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5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0.537cm" style:use-optimal-column-width="false"/>
    </style:style>
    <style:style style:name="co8" style:family="table-column">
      <style:table-column-properties style:column-width="3.389cm" style:use-optimal-column-width="false"/>
    </style:style>
    <style:style style:name="co9" style:family="table-column">
      <style:table-column-properties style:column-width="13.786cm" style:use-optimal-column-width="false"/>
    </style:style>
    <style:style style:name="co10" style:family="table-column">
      <style:table-column-properties style:column-width="1.56cm" style:use-optimal-column-width="false"/>
    </style:style>
    <style:style style:name="co11" style:family="table-column">
      <style:table-column-properties style:column-width="1.576cm" style:use-optimal-column-width="false"/>
    </style:style>
    <style:style style:name="co12" style:family="table-column">
      <style:table-column-properties style:column-width="4.797cm" style:use-optimal-column-width="false"/>
    </style:style>
    <style:style style:name="co13" style:family="table-column">
      <style:table-column-properties style:column-width="2.672cm" style:use-optimal-column-width="false"/>
    </style:style>
    <style:style style:name="co14" style:family="table-column">
      <style:table-column-properties style:column-width="2.762cm" style:use-optimal-column-width="false"/>
    </style:style>
    <style:style style:name="co15" style:family="table-column">
      <style:table-column-properties style:column-width="10.792cm" style:use-optimal-column-width="false"/>
    </style:style>
    <style:style style:name="co16" style:family="table-column">
      <style:table-column-properties style:column-width="2.977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2cm" style:use-optimal-row-height="false"/>
    </style:style>
    <style:style style:name="ro6" style:family="table-row">
      <style:table-row-properties style:row-height="1.196cm" style:use-optimal-row-height="false"/>
    </style:style>
    <style:style style:name="ro7" style:family="table-row">
      <style:table-row-properties style:row-height="1.083cm" style:use-optimal-row-height="false"/>
    </style:style>
    <style:style style:name="ro8" style:family="table-row">
      <style:table-row-properties style:row-height="1.331cm" style:use-optimal-row-height="false"/>
    </style:style>
    <style:style style:name="ro9" style:family="table-row">
      <style:table-row-properties style:row-height="1.159cm" style:use-optimal-row-height="false"/>
    </style:style>
    <style:style style:name="ro10" style:family="table-row">
      <style:table-row-properties style:row-height="1.18cm" style:use-optimal-row-height="false"/>
    </style:style>
    <style:style style:name="ro11" style:family="table-row">
      <style:table-row-properties style:row-height="1.174cm" style:use-optimal-row-height="false"/>
    </style:style>
    <style:style style:name="ro12" style:family="table-row">
      <style:table-row-properties style:row-height="1.036cm" style:use-optimal-row-height="false"/>
    </style:style>
    <style:style style:name="ro13" style:family="table-row">
      <style:table-row-properties style:row-height="1.109cm" style:use-optimal-row-height="false"/>
    </style:style>
    <style:style style:name="ro14" style:family="table-row">
      <style:table-row-properties style:row-height="0.942cm" style:use-optimal-row-height="false"/>
    </style:style>
    <style:style style:name="ro15" style:family="table-row">
      <style:table-row-properties style:row-height="0.946cm" style:use-optimal-row-height="false"/>
    </style:style>
    <style:style style:name="ro16" style:family="table-row">
      <style:table-row-properties style:row-height="2.2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3" style:family="table-cell">
      <loext:graphic-properties draw:textarea-vertical-align="middle"/>
      <style:paragraph-properties fo:text-align="star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5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6" style:family="table-cell">
      <style:text-properties style:font-name="Nimbus Sans" fo:font-size="16pt" style:font-name-asian="DejaVu Sans Mono" style:font-size-asian="16pt" style:font-size-complex="16pt"/>
    </style:style>
    <style:style style:name="ce7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8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9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0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ce11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27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8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29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0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1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loext:graphic-properties draw:fill="gradient" draw:fill-gradient-name="Gradient_20_27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-color="#ffffff"/>
      <style:paragraph-properties style:writing-mode="lr-tb"/>
      <style:text-properties style:font-size-asian="20pt"/>
    </style:style>
    <style:style style:name="P34" style:family="paragraph">
      <style:paragraph-properties fo:text-align="start"/>
    </style:style>
    <style:style style:name="P35" style:family="paragraph">
      <style:text-properties style:font-name="Nimbus Sans" fo:font-size="16pt" style:font-name-asian="DejaVu Sans Mono" style:font-size-asian="16pt" style:font-size-complex="16pt"/>
    </style:style>
    <style:style style:name="P36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37" style:family="paragraph">
      <loext:graphic-properties draw:fill="solid" draw:fill-color="#2a6099" draw:opacity="50%"/>
      <style:paragraph-properties fo:text-align="center" style:writing-mode="lr-tb"/>
    </style:style>
    <style:style style:name="P38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9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40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1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42" style:family="paragraph">
      <loext:graphic-properties draw:fill-color="#ffffff"/>
      <style:paragraph-properties style:writing-mode="lr-tb"/>
      <style:text-properties fo:font-size="32pt"/>
    </style:style>
    <style:style style:name="P43" style:family="paragraph">
      <style:paragraph-properties fo:text-align="center" style:writing-mode="lr-tb"/>
      <style:text-properties fo:font-size="18pt"/>
    </style:style>
    <style:style style:name="P44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5" style:family="paragraph">
      <loext:graphic-properties draw:fill="none" draw:fill-color="#ffffff"/>
      <style:paragraph-properties style:writing-mode="lr-tb"/>
      <style:text-properties fo:font-size="18pt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7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8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9" style:family="paragraph">
      <loext:graphic-properties draw:fill="solid" draw:fill-color="#ff972f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8pt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style:font-name="Nimbus Sans" fo:font-size="16pt" style:font-name-asian="DejaVu Sans Mono" style:font-size-asian="16pt" style:font-size-complex="16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</text:span><text:span text:style-name="T1">16:28 <text:s/></text:span><text:span text:style-name="T1"><text:s/>COM </text:span><text:span text:style-name="T1">5: </text:span><text:span text:style-name="T1">Recei</text:span><text:span text:style-name="T1">ved </text:span><text:span text:style-name="T1">Profile</text:span><text:span text:style-name="T1">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</text:span><text:span text:style-name="T1">16:29 <text:s/></text:span><text:span text:style-name="T1"><text:s/>COM </text:span><text:span text:style-name="T1">6 <text:s/></text:span><text:span text:style-name="T1">Finish </text:span><text:span text:style-name="T1">downl</text:span><text:span text:style-name="T1">oadin</text:span><text:span text:style-name="T1">g </text:span><text:span text:style-name="T1">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</text:span><text:span text:style-name="T1">16:30 <text:s/></text:span><text:span text:style-name="T1"><text:s/>COM </text:span><text:span text:style-name="T1">6 <text:s/></text:span><text:span text:style-name="T1">Flashi</text:span><text:span text:style-name="T1">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</text:span><text:span text:style-name="T2">Dev 1: </text:span><text:span text:style-name="T2">VCom</text:span><text:span text:style-name="T2">m3, </text:span><text:span text:style-name="T2">11520</text:span><text:span text:style-name="T2">0, N, </text:span><text:span text:style-name="T2">8, 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9.94cm" svg:height="7.864cm" svg:x="3.5cm" svg:y="4.277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 table:style-name="ce3"/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 table:style-name="ce3"/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 table:style-name="ce3"/>
            </table:table-row>
            <table:table-row table:style-name="ro6" table:default-cell-style-name="ce2">
              <table:table-cell>
                <text:p text:style-name="P25">Vendor ID</text:p>
              </table:table-cell>
              <table:table-cell>
                <text:p text:style-name="P25">0x0A46</text:p>
              </table:table-cell>
              <table:table-cell table:style-name="ce3"/>
            </table:table-row>
            <table:table-row table:style-name="ro7">
              <table:table-cell table:style-name="ce2">
                <text:p text:style-name="P25">Product ID</text:p>
              </table:table-cell>
              <table:table-cell table:style-name="ce4">
                <text:p text:style-name="P26">0x0x9051</text:p>
              </table:table-cell>
              <table:table-cell table:style-name="ce3"/>
            </table:table-row>
            <table:table-row table:style-name="ro8" table:default-cell-style-name="ce2">
              <table:table-cell>
                <text:p text:style-name="P25">Pin Control</text:p>
              </table:table-cell>
              <table:table-cell/>
              <table:table-cell table:style-name="ce3"/>
            </table:table-row>
            <table:table-row table:style-name="ro9" table:default-cell-style-name="ce5">
              <table:table-cell>
                <text:p text:style-name="P25"><text:span text:style-name="T6">Row Data Source</text:span></text:p>
              </table:table-cell>
              <table:table-cell>
                <text:p text:style-name="P25"><text:span text:style-name="T6">Flash_1212.data</text:span></text:p>
              </table:table-cell>
              <table:table-cell table:style-name="orange1"/>
            </table:table-row>
          </table:table>
          <draw:image xlink:href="Pictures/TablePreview2.svm" xlink:type="simple" xlink:show="embed" xlink:actuate="onLoad"/>
        </draw:frame>
        <draw:frame draw:style-name="gr26" draw:text-style-name="P28" draw:layer="layout" svg:width="10.897cm" svg:height="1.17cm" svg:x="3.548cm" svg:y="2.988cm">
          <draw:text-box>
            <text:p text:style-name="P27"><text:span text:style-name="T7">Dev B</text:span><text:span text:style-name="T7">：</text:span><text:span text:style-name="T8">COM6:115200,N,8,1</text:span></text:p>
          </draw:text-box>
        </draw:frame>
        <draw:frame draw:style-name="gr27" draw:text-style-name="P29" draw:layer="layout" svg:width="8cm" svg:height="1.17cm" svg:x="9cm" svg:y="1.538cm">
          <draw:text-box>
            <text:p text:style-name="P3"><text:span text:style-name="T9">Profile</text:span><text:span text:style-name="T9">：</text:span><text:span text:style-name="T9">Dev B</text:span></text:p>
          </draw:text-box>
        </draw:frame>
        <draw:custom-shape draw:style-name="gr12" draw:text-style-name="P12" draw:layer="layout" svg:width="6cm" svg:height="1cm" svg:x="17.5cm" svg:y="13.5cm">
          <text:p text:style-name="P11"><text:span text:style-name="T3">按下</text:span><text:span text:style-name="T3">開始</text:span><text:span text:style-name="T3">編輯</text:span></text:p>
          <draw:enhanced-geometry svg:viewBox="0 0 21600 21600" draw:mirror-horizontal="false" draw:mirror-vertical="false" draw:text-areas="800 800 20800 20800" draw:type="round-rectangular-callout" draw:modifiers="16251.2914514248 -17866.93306693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0" draw:layer="layout" svg:width="3.5cm" svg:height="1cm" svg:x="3.5cm" svg:y="13cm">
          <text:p text:style-name="P17"><text:span text:style-name="T4">Can</text:span><text:span text:style-name="T4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1" draw:layer="layout" svg:width="2.5cm" svg:height="0.658cm" svg:x="20.5cm" svg:y="5.5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6cm" svg:height="2cm" svg:x="18.5cm" svg:y="2cm">
          <text:p text:style-name="P11"><text:span text:style-name="T3">如果 </text:span><text:span text:style-name="T3">valu</text:span><text:span text:style-name="T3">e</text:span><text:span text:style-name="T3">是</text:span><text:span text:style-name="T3">FF </text:span><text:span text:style-name="T3">可以</text:span><text:span text:style-name="T3">prog</text:span><text:span text:style-name="T3">ram, </text:span><text:span text:style-name="T3">其他</text:span><text:span text:style-name="T3">就</text:span><text:span text:style-name="T3">Disa</text:span><text:span text:style-name="T3">ble</text:span></text:p>
          <draw:enhanced-geometry svg:viewBox="0 0 21600 21600" draw:mirror-horizontal="false" draw:mirror-vertical="false" draw:text-areas="800 800 20800 20800" draw:type="round-rectangular-callout" draw:modifiers="12104.782536244 39033.28335832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1" draw:layer="layout" svg:width="2.5cm" svg:height="0.658cm" svg:x="20.5cm" svg:y="6.5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2" draw:layer="layout" svg:width="2.5cm" svg:height="0.658cm" svg:x="20.5cm" svg:y="7.5cm">
          <text:p text:style-name="P17"><text:span text:style-name="T4">Di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2" draw:layer="layout" svg:width="2.5cm" svg:height="0.658cm" svg:x="20.5cm" svg:y="8.842cm">
          <text:p text:style-name="P17"><text:span text:style-name="T4">Disabl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6"/>
              <table:table-column table:style-name="co9"/>
              <table:table-row table:style-name="ro10" table:default-cell-style-name="ce5">
                <table:table-cell>
                  <text:p text:style-name="P34"><text:span text:style-name="T6">Field</text:span></text:p>
                </table:table-cell>
                <table:table-cell>
                  <text:p text:style-name="P25"><text:span text:style-name="T6">Value</text:span></text:p>
                </table:table-cell>
              </table:table-row>
              <table:table-row table:style-name="ro10" table:default-cell-style-name="ce5">
                <table:table-cell>
                  <text:p text:style-name="P25"><text:span text:style-name="T6">Mac Addr.</text:span></text:p>
                </table:table-cell>
                <table:table-cell>
                  <text:p text:style-name="P25"><text:span text:style-name="T6">3C:52:67:12:E3:46</text:span></text:p>
                </table:table-cell>
              </table:table-row>
              <table:table-row table:style-name="ro10" table:default-cell-style-name="ce6">
                <table:table-cell>
                  <text:p text:style-name="P35"><text:span text:style-name="T6">Mac Auto Inc.</text:span></text:p>
                </table:table-cell>
                <table:table-cell>
                  <text:p text:style-name="P35"><text:span text:style-name="T6">Y</text:span></text:p>
                </table:table-cell>
              </table:table-row>
              <table:table-row table:style-name="ro10" table:default-cell-style-name="ce6">
                <table:table-cell>
                  <text:p text:style-name="P35"><text:span text:style-name="T6">Batch Size</text:span></text:p>
                </table:table-cell>
                <table:table-cell>
                  <text:p text:style-name="P35"><text:span text:style-name="T6">100</text:span></text:p>
                </table:table-cell>
              </table:table-row>
              <table:table-row table:style-name="ro10">
                <table:table-cell table:style-name="ce5">
                  <text:p text:style-name="P25"><text:span text:style-name="T6">CMD</text:span></text:p>
                </table:table-cell>
                <table:table-cell table:style-name="ce7">
                  <text:p text:style-name="P26"><text:span text:style-name="T6">0xF933AAC0 </text:span></text:p>
                </table:table-cell>
              </table:table-row>
              <table:table-row table:style-name="ro10" table:default-cell-style-name="ce5">
                <table:table-cell>
                  <text:p text:style-name="P25"><text:span text:style-name="T6">Row Data Bytes</text:span></text:p>
                </table:table-cell>
                <table:table-cell>
                  <text:p text:style-name="P25"><text:span text:style-name="T6">32</text:span></text:p>
                </table:table-cell>
              </table:table-row>
              <table:table-row table:style-name="ro10" table:default-cell-style-name="ce5">
                <table:table-cell>
                  <text:p text:style-name="P25"><text:span text:style-name="T6">Row Data Source</text:span></text:p>
                </table:table-cell>
                <table:table-cell>
                  <text:p text:style-name="P25"><text:span text:style-name="T6">Flash_1212.data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26" draw:text-style-name="P28" draw:layer="layout" svg:width="10.897cm" svg:height="1.17cm" svg:x="3.5cm" svg:y="3.33cm">
            <draw:text-box>
              <text:p text:style-name="P27"><text:span text:style-name="T7">Dev </text:span><text:span text:style-name="T7">B</text:span><text:span text:style-name="T7">：</text:span><text:span text:style-name="T8">COM6</text:span><text:span text:style-name="T8">:1152</text:span><text:span text:style-name="T8">00,N,</text:span><text:span text:style-name="T8">8,1</text:span></text:p>
            </draw:text-box>
          </draw:frame>
          <draw:frame draw:style-name="gr27" draw:text-style-name="P29" draw:layer="layout" svg:width="8cm" svg:height="1.17cm" svg:x="9cm" svg:y="1.538cm">
            <draw:text-box>
              <text:p text:style-name="P3"><text:span text:style-name="T9">Profil</text:span><text:span text:style-name="T9">e</text:span><text:span text:style-name="T9">：</text:span><text:span text:style-name="T9">Dev </text:span><text:span text:style-name="T9">B</text:span></text:p>
            </draw:text-box>
          </draw:frame>
          <draw:custom-shape draw:style-name="gr32" draw:text-style-name="P31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30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36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30" draw:layer="layout" svg:width="3.5cm" svg:height="1cm" svg:x="13.011cm" svg:y="9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2" draw:layer="layout" svg:width="4cm" svg:height="1cm" svg:x="16.511cm" svg:y="13cm">
            <text:p text:style-name="P11"><text:span text:style-name="T3">接受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5" draw:text-style-name="P37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2" draw:layer="layout" svg:width="3.5cm" svg:height="1cm" svg:x="12.511cm" svg:y="13cm">
            <text:p text:style-name="P11"><text:span text:style-name="T3">放棄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1"/>
              <table:table-row table:style-name="ro11" table:default-cell-style-name="ce8">
                <table:table-cell/>
                <table:table-cell>
                  <text:p text:style-name="P38"><text:span text:style-name="T10">0</text:span></text:p>
                </table:table-cell>
                <table:table-cell>
                  <text:p text:style-name="P38"><text:span text:style-name="T10">1</text:span></text:p>
                </table:table-cell>
                <table:table-cell>
                  <text:p text:style-name="P38"><text:span text:style-name="T10">2</text:span></text:p>
                </table:table-cell>
                <table:table-cell>
                  <text:p text:style-name="P38"><text:span text:style-name="T10">3</text:span></text:p>
                </table:table-cell>
                <table:table-cell>
                  <text:p text:style-name="P38"><text:span text:style-name="T10">4</text:span></text:p>
                </table:table-cell>
                <table:table-cell>
                  <text:p text:style-name="P38"><text:span text:style-name="T10">5</text:span></text:p>
                </table:table-cell>
                <table:table-cell>
                  <text:p text:style-name="P38"><text:span text:style-name="T10">6</text:span></text:p>
                </table:table-cell>
                <table:table-cell>
                  <text:p text:style-name="P38"><text:span text:style-name="T10">7</text:span></text:p>
                </table:table-cell>
              </table:table-row>
              <table:table-row table:style-name="ro10" table:default-cell-style-name="ce9">
                <table:table-cell>
                  <text:p text:style-name="P39"><text:span text:style-name="T11">1</text:span></text:p>
                </table:table-cell>
                <table:table-cell>
                  <text:p text:style-name="P39"><text:span text:style-name="T11">01</text:span></text:p>
                </table:table-cell>
                <table:table-cell>
                  <text:p text:style-name="P39"><text:span text:style-name="T11">CA</text:span></text:p>
                </table:table-cell>
                <table:table-cell>
                  <text:p text:style-name="P39"><text:span text:style-name="T11">EE</text:span></text:p>
                </table:table-cell>
                <table:table-cell>
                  <text:p text:style-name="P39"><text:span text:style-name="T11">23</text:span></text:p>
                </table:table-cell>
                <table:table-cell>
                  <text:p text:style-name="P39"><text:span text:style-name="T11">BF</text:span></text:p>
                </table:table-cell>
                <table:table-cell>
                  <text:p text:style-name="P39"><text:span text:style-name="T11">69</text:span></text:p>
                </table:table-cell>
                <table:table-cell>
                  <text:p text:style-name="P39"><text:span text:style-name="T11">80</text:span></text:p>
                </table:table-cell>
                <table:table-cell>
                  <text:p text:style-name="P39"><text:span text:style-name="T11">EE</text:span></text:p>
                </table:table-cell>
              </table:table-row>
              <table:table-row table:style-name="ro12" table:default-cell-style-name="ce9">
                <table:table-cell>
                  <text:p text:style-name="P39"><text:span text:style-name="T11">2</text:span></text:p>
                </table:table-cell>
                <table:table-cell>
                  <text:p text:style-name="P39"><text:span text:style-name="T11">34</text:span></text:p>
                </table:table-cell>
                <table:table-cell>
                  <text:p text:style-name="P39"><text:span text:style-name="T11">23</text:span></text:p>
                </table:table-cell>
                <table:table-cell>
                  <text:p text:style-name="P39"><text:span text:style-name="T11">BF</text:span></text:p>
                </table:table-cell>
                <table:table-cell>
                  <text:p text:style-name="P39"><text:span text:style-name="T11">69</text:span></text:p>
                </table:table-cell>
                <table:table-cell>
                  <text:p text:style-name="P39"><text:span text:style-name="T11">80</text:span></text:p>
                </table:table-cell>
                <table:table-cell>
                  <text:p text:style-name="P39"><text:span text:style-name="T11">EE</text:span></text:p>
                </table:table-cell>
                <table:table-cell>
                  <text:p text:style-name="P39"><text:span text:style-name="T11">66</text:span></text:p>
                </table:table-cell>
                <table:table-cell>
                  <text:p text:style-name="P39"><text:span text:style-name="T11">DE</text:span></text:p>
                </table:table-cell>
              </table:table-row>
              <table:table-row table:style-name="ro13" table:default-cell-style-name="ce9">
                <table:table-cell>
                  <text:p text:style-name="P39"><text:span text:style-name="T11">3</text:span></text:p>
                </table:table-cell>
                <table:table-cell>
                  <text:p text:style-name="P39"><text:span text:style-name="T11">33</text:span></text:p>
                </table:table-cell>
                <table:table-cell>
                  <text:p text:style-name="P39"><text:span text:style-name="T11">23</text:span></text:p>
                </table:table-cell>
                <table:table-cell table:style-name="ce10">
                  <text:p text:style-name="P40"><text:span text:style-name="T12">A2</text:span></text:p>
                </table:table-cell>
                <table:table-cell>
                  <text:p text:style-name="P39"><text:span text:style-name="T11">69</text:span></text:p>
                </table:table-cell>
                <table:table-cell>
                  <text:p text:style-name="P39"><text:span text:style-name="T11">80</text:span></text:p>
                </table:table-cell>
                <table:table-cell>
                  <text:p text:style-name="P39"><text:span text:style-name="T11">EE</text:span></text:p>
                </table:table-cell>
                <table:table-cell>
                  <text:p text:style-name="P39"><text:span text:style-name="T11">FC</text:span></text:p>
                </table:table-cell>
                <table:table-cell>
                  <text:p text:style-name="P39"><text:span text:style-name="T11">A1</text:span></text:p>
                </table:table-cell>
              </table:table-row>
              <table:table-row table:style-name="ro14" table:default-cell-style-name="ce9">
                <table:table-cell>
                  <text:p text:style-name="P39"><text:span text:style-name="T11">4</text:span></text:p>
                </table:table-cell>
                <table:table-cell>
                  <text:p text:style-name="P39"><text:span text:style-name="T11">21</text:span></text:p>
                </table:table-cell>
                <table:table-cell>
                  <text:p text:style-name="P39"><text:span text:style-name="T11">0B</text:span></text:p>
                </table:table-cell>
                <table:table-cell>
                  <text:p text:style-name="P39"><text:span text:style-name="T11">7D</text:span></text:p>
                </table:table-cell>
                <table:table-cell>
                  <text:p text:style-name="P39"><text:span text:style-name="T11">69</text:span></text:p>
                </table:table-cell>
                <table:table-cell>
                  <text:p text:style-name="P39"><text:span text:style-name="T11">80</text:span></text:p>
                </table:table-cell>
                <table:table-cell>
                  <text:p text:style-name="P39"><text:span text:style-name="T11">95</text:span></text:p>
                </table:table-cell>
                <table:table-cell>
                  <text:p text:style-name="P39"><text:span text:style-name="T11">44</text:span></text:p>
                </table:table-cell>
                <table:table-cell>
                  <text:p text:style-name="P39"><text:span text:style-name="T11">98</text:span></text:p>
                </table:table-cell>
              </table:table-row>
              <table:table-row table:style-name="ro14" table:default-cell-style-name="ce9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5" table:default-cell-style-name="ce9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custom-shape draw:style-name="gr37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6" table:default-cell-style-name="ce11">
              <table:table-cell>
                <text:p text:style-name="P41">Name</text:p>
              </table:table-cell>
              <table:table-cell>
                <text:p text:style-name="P41">Start</text:p>
              </table:table-cell>
              <table:table-cell>
                <text:p text:style-name="P41">Len</text:p>
              </table:table-cell>
              <table:table-cell>
                <text:p text:style-name="P41">Example Hex Value</text:p>
              </table:table-cell>
              <table:table-cell/>
            </table:table-row>
            <table:table-row table:style-name="ro16" table:default-cell-style-name="ce11">
              <table:table-cell>
                <text:p text:style-name="P41">MAC Addr</text:p>
              </table:table-cell>
              <table:table-cell>
                <text:p text:style-name="P41">0x0</text:p>
              </table:table-cell>
              <table:table-cell>
                <text:p text:style-name="P41">0x6</text:p>
              </table:table-cell>
              <table:table-cell>
                <text:p text:style-name="P41">0x02 0x42 0x6a </text:p>
                <text:p text:style-name="P41">0x87 0xe8 0x45 </text:p>
              </table:table-cell>
              <table:table-cell/>
            </table:table-row>
            <table:table-row table:style-name="ro16" table:default-cell-style-name="ce11">
              <table:table-cell>
                <text:p text:style-name="P41">Auto Load Control</text:p>
              </table:table-cell>
              <table:table-cell>
                <text:p text:style-name="P41">0x06</text:p>
              </table:table-cell>
              <table:table-cell>
                <text:p text:style-name="P41">0x2</text:p>
              </table:table-cell>
              <table:table-cell>
                <text:p text:style-name="P41">0x5555</text:p>
              </table:table-cell>
              <table:table-cell/>
            </table:table-row>
            <table:table-row table:style-name="ro16" table:default-cell-style-name="ce11">
              <table:table-cell/>
              <table:table-cell>
                <text:p text:style-name="P41">0x20</text:p>
              </table:table-cell>
              <table:table-cell/>
              <table:table-cell/>
              <table:table-cell/>
            </table:table-row>
            <table:table-row table:style-name="ro16" table:default-cell-style-name="ce11">
              <table:table-cell/>
              <table:table-cell>
                <text:p text:style-name="P41">0x30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3" draw:text-style-name="P42" draw:layer="layout" svg:width="25.199cm" svg:height="1.975cm" svg:x="1.401cm" svg:y="0.525cm">
          <draw:text-box>
            <text:p><text:span text:style-name="T13">Po</text:span><text:span text:style-name="T13">rfil</text:span><text:span text:style-name="T13">e </text:span><text:span text:style-name="T13">Fo</text:span><text:span text:style-name="T13">rm</text:span><text:span text:style-name="T13">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presentation:style-name="pr1" draw:text-style-name="P42" draw:layer="layout" svg:width="25.199cm" svg:height="9.134cm" svg:x="1.4cm" svg:y="3.685cm" presentation:class="subtitle">
          <draw:text-box>
            <text:p><text:span text:style-name="T13">文</text:span><text:span text:style-name="T13">件</text:span><text:span text:style-name="T13">結</text:span><text:span text:style-name="T13">束</text:span></text:p>
            <text:p><text:span text:style-name="T13">以</text:span><text:span text:style-name="T13">下</text:span><text:span text:style-name="T13">素</text:span><text:span text:style-name="T13">材</text:span><text:span text:style-name="T13">備</text:span><text:span text:style-name="T13">用</text:span><text:span text:style-name="T13">區</text:span></text:p>
            <text:p><text:span text:style-name="T13"/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8" draw:text-style-name="P44" draw:layer="layout" svg:width="5cm" svg:height="1cm" svg:x="7.5cm" svg:y="3.1cm">
          <text:p text:style-name="P43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" draw:text-style-name="P45" draw:layer="layout" svg:width="4cm" svg:height="0.962cm" svg:x="3cm" svg:y="3.038cm">
          <draw:text-box>
            <text:p><text:span text:style-name="T9">Devi</text:span><text:span text:style-name="T9">ce</text:span></text:p>
          </draw:text-box>
        </draw:frame>
        <draw:custom-shape draw:style-name="gr39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5" draw:layer="layout" svg:width="4cm" svg:height="0.962cm" svg:x="3cm" svg:y="10.5cm">
          <draw:text-box>
            <text:p><text:span text:style-name="T9">Mes</text:span><text:span text:style-name="T9">sage</text:span><text:span text:style-name="T9">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</text:span><text:span text:style-name="T1">16:28 <text:s/></text:span><text:span text:style-name="T1"><text:s/>Start </text:span><text:span text:style-name="T1">downl</text:span><text:span text:style-name="T1">oadin</text:span><text:span text:style-name="T1">g </text:span><text:span text:style-name="T1">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</text:span><text:span text:style-name="T1">16:29 <text:s/></text:span><text:span text:style-name="T1"><text:s/></text:span><text:span text:style-name="T1">Finish </text:span><text:span text:style-name="T1">downl</text:span><text:span text:style-name="T1">oadin</text:span><text:span text:style-name="T1">g </text:span><text:span text:style-name="T1">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</text:span><text:span text:style-name="T1">16:30 <text:s/></text:span><text:span text:style-name="T1"><text:s/></text:span><text:span text:style-name="T1">Flashi</text:span><text:span text:style-name="T1">ng...</text:span></text:p>
          </draw:text-box>
        </draw:frame>
        <draw:frame draw:style-name="gr3" draw:text-style-name="P45" draw:layer="layout" svg:width="3.5cm" svg:height="0.962cm" svg:x="3cm" svg:y="4.538cm">
          <draw:text-box>
            <text:p><text:span text:style-name="T9">Prog</text:span><text:span text:style-name="T9">ress </text:span><text:span text:style-name="T9">:</text:span></text:p>
          </draw:text-box>
        </draw:frame>
        <draw:frame draw:style-name="gr3" draw:text-style-name="P45" draw:layer="layout" svg:width="4cm" svg:height="0.962cm" svg:x="3cm" svg:y="8.977cm">
          <draw:text-box>
            <text:p><text:span text:style-name="T9">Resu</text:span><text:span text:style-name="T9">lt</text:span></text:p>
          </draw:text-box>
        </draw:frame>
        <draw:custom-shape draw:style-name="gr40" draw:text-style-name="P43" draw:layer="layout" svg:width="5cm" svg:height="1cm" svg:x="7.5cm" svg:y="8.977cm">
          <text:p text:style-name="P43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40" draw:text-style-name="P43" draw:layer="layout" svg:width="5cm" svg:height="1cm" svg:x="14.31cm" svg:y="9cm">
          <text:p text:style-name="P43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</text:span><text:span text:style-name="T2">Dev 1: </text:span><text:span text:style-name="T2">VCom</text:span><text:span text:style-name="T2">m3, </text:span><text:span text:style-name="T2">11520</text:span><text:span text:style-name="T2">0, N, </text:span><text:span text:style-name="T2">8, 1 </text:span></text:p>
          </draw:text-box>
        </draw:frame>
        <draw:custom-shape draw:style-name="gr41" draw:text-style-name="P47" draw:layer="layout" svg:width="8cm" svg:height="1cm" svg:x="4.5cm" svg:y="7.977cm">
          <text:p text:style-name="P46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47" draw:layer="layout" svg:width="12cm" svg:height="1cm" svg:x="13cm" svg:y="1cm">
          <text:p text:style-name="P46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48" draw:layer="layout" svg:width="5cm" svg:height="1cm" svg:x="7.5cm" svg:y="13.5cm">
          <text:p text:style-name="P43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42" draw:text-style-name="P47" draw:layer="layout" svg:width="12cm" svg:height="1cm" svg:x="13.5cm" svg:y="13.5cm">
          <text:p text:style-name="P46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49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0" draw:layer="layout" svg:width="15.046cm" svg:height="1cm" svg:x="7.454cm" svg:y="5cm">
          <text:p text:style-name="P43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3.5cm" svg:height="1.173cm" svg:x="3cm" svg:y="5.5cm">
          <draw:text-box>
            <text:p><text:span text:style-name="T9">Total</text:span></text:p>
          </draw:text-box>
        </draw:frame>
        <draw:custom-shape draw:style-name="gr10" draw:text-style-name="P52" draw:layer="layout" svg:width="13.5cm" svg:height="1cm" svg:x="1cm" svg:y="0cm">
          <text:p text:style-name="P5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6" draw:display-name="Gradient 26" draw:style="linear" draw:start-color="#808080" draw:end-color="#b3cac7" draw:start-intensity="100%" draw:end-intensity="100%" draw:angle="30deg" draw:border="0%"/>
    <draw:gradient draw:name="Gradient_20_27" draw:display-name="Gradient 27" draw:style="linear" draw:start-color="#808080" draw:end-color="#ffffff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4:14:12.080543638</dc:date>
    <meta:editing-duration>PT11H30M34S</meta:editing-duration>
    <meta:editing-cycles>88</meta:editing-cycles>
    <meta:generator>LibreOffice/7.4.7.2$Linux_X86_64 LibreOffice_project/40$Build-2</meta:generator>
    <meta:document-statistic meta:object-count="132"/>
  </office:meta>
</office:document-meta>
</file>